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922cm" fo:min-width="11.84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924cm" fo:min-width="11.84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1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cm" fo:min-width="2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2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2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1.15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width="0.018cm" svg:stroke-color="#000000" draw:marker-start-width="0.228cm" draw:marker-end-width="0.228cm" draw:fill-color="#999999" draw:textarea-horizontal-align="justify" draw:textarea-vertical-align="middle" draw:auto-grow-height="false" fo:min-height="0.294cm" fo:min-width="11.902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4cm" fo:min-width="1.897cm"/>
    </style:style>
    <style:style style:name="gr1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f42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999999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2.422cm" svg:height="2.254cm" svg:x="6.685cm" svg:y="4.2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422cm" svg:height="2.254cm" svg:x="6.685cm" svg:y="6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422cm" svg:height="2.256cm" svg:x="6.685cm" svg:y="8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422cm" svg:height="2.254cm" svg:x="6.685cm" svg:y="11.04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3cm" svg:height="1.29cm" svg:x="5.682cm" svg:y="4.7cm">
          <draw:text-box>
            <text:p text:style-name="P2">0</text:p>
          </draw:text-box>
        </draw:frame>
        <draw:frame draw:style-name="gr3" draw:text-style-name="P3" draw:layer="layout" svg:width="1.091cm" svg:height="1.29cm" svg:x="5.682cm" svg:y="6.868cm">
          <draw:text-box>
            <text:p text:style-name="P2">1</text:p>
          </draw:text-box>
        </draw:frame>
        <draw:frame draw:style-name="gr3" draw:text-style-name="P3" draw:layer="layout" svg:width="1.273cm" svg:height="1.29cm" svg:x="5.682cm" svg:y="9.276cm">
          <draw:text-box>
            <text:p text:style-name="P2">2</text:p>
          </draw:text-box>
        </draw:frame>
        <draw:frame draw:style-name="gr3" draw:text-style-name="P3" draw:layer="layout" svg:width="1.273cm" svg:height="1.29cm" svg:x="5.682cm" svg:y="11.444cm">
          <draw:text-box>
            <text:p text:style-name="P2">3</text:p>
          </draw:text-box>
        </draw:frame>
        <draw:frame draw:style-name="gr4" draw:text-style-name="P3" draw:layer="layout" svg:width="5.936cm" svg:height="1.45cm" svg:x="10.36cm" svg:y="1.5cm">
          <draw:text-box>
            <text:p text:style-name="P2">Segmented IQ</text:p>
          </draw:text-box>
        </draw:frame>
        <draw:frame draw:style-name="gr5" draw:text-style-name="P3" draw:layer="layout" svg:width="5.031cm" svg:height="1.29cm" svg:x="6.713cm" svg:y="3.154cm">
          <draw:text-box>
            <text:p text:style-name="P2">1st stag field</text:p>
          </draw:text-box>
        </draw:frame>
        <draw:frame draw:style-name="gr6" draw:text-style-name="P3" draw:layer="layout" svg:width="5.266cm" svg:height="1.29cm" svg:x="11.598cm" svg:y="3.156cm">
          <draw:text-box>
            <text:p text:style-name="P2">2nd stag field</text:p>
          </draw:text-box>
        </draw:frame>
        <draw:frame draw:style-name="gr7" draw:text-style-name="P3" draw:layer="layout" svg:width="3.015cm" svg:height="1.29cm" svg:x="16.485cm" svg:y="3.158cm">
          <draw:text-box>
            <text:p text:style-name="P2">others</text:p>
          </draw:text-box>
        </draw:frame>
        <draw:line draw:style-name="gr8" draw:text-style-name="P4" draw:layer="layout" svg:x1="6.685cm" svg:y1="5.41cm" svg:x2="19.107cm" svg:y2="5.41cm">
          <text:p/>
        </draw:line>
        <draw:line draw:style-name="gr8" draw:text-style-name="P4" draw:layer="layout" svg:x1="6.685cm" svg:y1="4.846cm" svg:x2="19.107cm" svg:y2="4.846cm">
          <text:p/>
        </draw:line>
        <draw:line draw:style-name="gr8" draw:text-style-name="P4" draw:layer="layout" svg:x1="6.685cm" svg:y1="5.972cm" svg:x2="19.107cm" svg:y2="5.972cm">
          <text:p/>
        </draw:line>
        <draw:line draw:style-name="gr8" draw:text-style-name="P4" draw:layer="layout" svg:x1="6.685cm" svg:y1="7.664cm" svg:x2="19.107cm" svg:y2="7.664cm">
          <text:p/>
        </draw:line>
        <draw:line draw:style-name="gr8" draw:text-style-name="P4" draw:layer="layout" svg:x1="6.685cm" svg:y1="7.1cm" svg:x2="19.107cm" svg:y2="7.1cm">
          <text:p/>
        </draw:line>
        <draw:line draw:style-name="gr8" draw:text-style-name="P4" draw:layer="layout" svg:x1="6.685cm" svg:y1="8.228cm" svg:x2="19.107cm" svg:y2="8.228cm">
          <text:p/>
        </draw:line>
        <draw:line draw:style-name="gr8" draw:text-style-name="P4" draw:layer="layout" svg:x1="6.685cm" svg:y1="9.918cm" svg:x2="19.107cm" svg:y2="9.918cm">
          <text:p/>
        </draw:line>
        <draw:line draw:style-name="gr8" draw:text-style-name="P4" draw:layer="layout" svg:x1="6.685cm" svg:y1="9.354cm" svg:x2="19.107cm" svg:y2="9.354cm">
          <text:p/>
        </draw:line>
        <draw:line draw:style-name="gr8" draw:text-style-name="P4" draw:layer="layout" svg:x1="6.685cm" svg:y1="10.482cm" svg:x2="19.107cm" svg:y2="10.482cm">
          <text:p/>
        </draw:line>
        <draw:line draw:style-name="gr8" draw:text-style-name="P4" draw:layer="layout" svg:x1="6.685cm" svg:y1="12.172cm" svg:x2="19.107cm" svg:y2="12.172cm">
          <text:p/>
        </draw:line>
        <draw:line draw:style-name="gr8" draw:text-style-name="P4" draw:layer="layout" svg:x1="6.685cm" svg:y1="11.61cm" svg:x2="19.107cm" svg:y2="11.61cm">
          <text:p/>
        </draw:line>
        <draw:line draw:style-name="gr8" draw:text-style-name="P4" draw:layer="layout" svg:x1="6.685cm" svg:y1="12.738cm" svg:x2="19.107cm" svg:y2="12.738cm">
          <text:p/>
        </draw:line>
        <draw:custom-shape draw:style-name="gr9" draw:text-style-name="P5" draw:layer="layout" svg:width="12.422cm" svg:height="0.564cm" svg:x="6.685cm" svg:y="6.5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85cm" svg:y="7.0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85cm" svg:y="7.6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78cm" svg:y="8.1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85cm" svg:y="9.3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85cm" svg:y="10.4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685cm" svg:y="4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22cm" svg:height="0.564cm" svg:x="6.704cm" svg:y="12.683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1.745cm" svg:y1="4.282cm" svg:x2="11.745cm" svg:y2="13.3cm">
          <text:p/>
        </draw:line>
        <draw:line draw:style-name="gr10" draw:text-style-name="P4" draw:layer="layout" svg:x1="16.645cm" svg:y1="4.282cm" svg:x2="16.645cm" svg:y2="13.3cm">
          <text:p/>
        </draw:line>
        <draw:frame draw:style-name="gr11" draw:text-style-name="P3" draw:layer="layout" svg:width="4.545cm" svg:height="0.99cm" svg:x="1.1cm" svg:y="4.41cm">
          <draw:text-box>
            <text:p text:style-name="P2">p2 = p5 + p6</text:p>
          </draw:text-box>
        </draw:frame>
        <draw:path draw:style-name="gr12" draw:text-style-name="P4" draw:layer="layout" svg:width="2.761cm" svg:height="1.718cm" draw:transform="skewX (-0.373674992851986) rotate (-1.32121424375971) translate (5.18109044118675cm 4.82226672180536cm)" svg:viewBox="0 0 2762 1719" svg:d="M0 1719c1652-1 2762-1719 2762-1719">
          <text:p/>
        </draw:path>
        <draw:line draw:style-name="gr13" draw:text-style-name="P4" draw:layer="layout" svg:x1="5.682cm" svg:y1="7.3cm" svg:x2="5.864cm" svg:y2="7.5cm">
          <text:p/>
        </draw:line>
        <draw:line draw:style-name="gr13" draw:text-style-name="P4" draw:layer="layout" svg:x1="5.864cm" svg:y1="7.5cm" svg:x2="5.682cm" svg:y2="7.7cm">
          <text:p/>
        </draw:line>
        <draw:line draw:style-name="gr14" draw:text-style-name="P4" draw:layer="layout" svg:x1="4.227cm" svg:y1="6.7cm" svg:x2="4.954cm" svg:y2="7.5cm">
          <text:p/>
        </draw:line>
        <draw:line draw:style-name="gr15" draw:text-style-name="P4" draw:layer="layout" svg:x1="4.954cm" svg:y1="6.7cm" svg:x2="4.227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03T18:13:32.434285879</dc:date>
    <meta:editing-duration>PT3H31M48S</meta:editing-duration>
    <meta:editing-cycles>26</meta:editing-cycles>
    <meta:generator>LibreOffice/6.0.7.3$Linux_X86_64 LibreOffice_project/00m0$Build-3</meta:generator>
    <meta:document-statistic meta:object-count="40"/>
  </office:meta>
</office:document-meta>
</file>